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92702" officeooo:paragraph-rsid="00192702" style:font-weight-asian="bold" style:font-weight-complex="bold"/>
    </style:style>
    <style:style style:name="P2" style:family="paragraph" style:parent-style-name="Standard">
      <style:text-properties fo:font-weight="bold" officeooo:rsid="00199cbf" officeooo:paragraph-rsid="00199cbf" style:font-weight-asian="bold" style:font-weight-complex="bold"/>
    </style:style>
    <style:style style:name="P3" style:family="paragraph" style:parent-style-name="Standard">
      <style:text-properties fo:font-weight="bold" officeooo:rsid="00258a07" officeooo:paragraph-rsid="00258a07" style:font-weight-asian="bold" style:font-weight-complex="bold"/>
    </style:style>
    <style:style style:name="P4" style:family="paragraph" style:parent-style-name="Standard">
      <style:text-properties officeooo:paragraph-rsid="001b8d14"/>
    </style:style>
    <style:style style:name="P5" style:family="paragraph" style:parent-style-name="Standard">
      <style:text-properties officeooo:rsid="001ff37c" officeooo:paragraph-rsid="001ff37c"/>
    </style:style>
    <style:style style:name="P6" style:family="paragraph" style:parent-style-name="Standard">
      <style:text-properties officeooo:paragraph-rsid="0021bc6f"/>
    </style:style>
    <style:style style:name="P7" style:family="paragraph" style:parent-style-name="Standard">
      <style:text-properties fo:font-weight="normal" officeooo:rsid="00258a07" officeooo:paragraph-rsid="0021bc6f" style:font-weight-asian="normal" style:font-weight-complex="normal"/>
    </style:style>
    <style:style style:name="P8" style:family="paragraph" style:parent-style-name="Standard">
      <style:text-properties officeooo:paragraph-rsid="0025aff7"/>
    </style:style>
    <style:style style:name="T1" style:family="text">
      <style:text-properties officeooo:rsid="0016fe3b"/>
    </style:style>
    <style:style style:name="T2" style:family="text">
      <style:text-properties officeooo:rsid="00180178"/>
    </style:style>
    <style:style style:name="T3" style:family="text">
      <style:text-properties officeooo:rsid="001b8d14"/>
    </style:style>
    <style:style style:name="T4" style:family="text">
      <style:text-properties officeooo:rsid="001dc5f5"/>
    </style:style>
    <style:style style:name="T5" style:family="text">
      <style:text-properties fo:font-weight="normal" officeooo:rsid="0021bc6f" style:font-weight-asian="normal" style:font-weight-complex="normal"/>
    </style:style>
    <style:style style:name="T6" style:family="text">
      <style:text-properties fo:font-weight="normal" officeooo:rsid="0022fd51" style:font-weight-asian="normal" style:font-weight-complex="normal"/>
    </style:style>
    <style:style style:name="T7" style:family="text">
      <style:text-properties fo:font-weight="normal" officeooo:rsid="0024b0d6" style:font-weight-asian="normal" style:font-weight-complex="normal"/>
    </style:style>
    <style:style style:name="T8" style:family="text">
      <style:text-properties fo:font-weight="normal" officeooo:rsid="00258a07" style:font-weight-asian="normal" style:font-weight-complex="normal"/>
    </style:style>
    <style:style style:name="T9" style:family="text">
      <style:text-properties fo:font-weight="normal" officeooo:rsid="0025aff7" style:font-weight-asian="normal" style:font-weight-complex="normal"/>
    </style:style>
    <style:style style:name="T10" style:family="text">
      <style:text-properties fo:font-weight="normal" officeooo:rsid="002d05ca" style:font-weight-asian="normal" style:font-weight-complex="normal"/>
    </style:style>
    <style:style style:name="T11" style:family="text">
      <style:text-properties fo:font-weight="normal" officeooo:rsid="002fe3ed" style:font-weight-asian="normal" style:font-weight-complex="normal"/>
    </style:style>
    <style:style style:name="T12" style:family="text">
      <style:text-properties fo:font-weight="normal" officeooo:rsid="00310a6f" style:font-weight-asian="normal" style:font-weight-complex="normal"/>
    </style:style>
    <style:style style:name="T13" style:family="text">
      <style:text-properties fo:font-weight="normal" officeooo:rsid="003261a0" style:font-weight-asian="normal" style:font-weight-complex="normal"/>
    </style:style>
    <style:style style:name="T14" style:family="text">
      <style:text-properties officeooo:rsid="00310a6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rayList и LinkedList.</text:p>
      <text:p text:style-name="P4"><text:span text:style-name="T1">При сравнении ArrayList и LinkedList, ситуация когда первое добавления в данные коллекции, то в ArrayList`е добавление происходит быстрее, но при дальнейших добавлениях быстрее работает LinkedList. Если обратить внимание, то ArrayList это динамический массив и если, как говориться «посмотреть в кишки», то можно увидеть, что при каждом обновлении и добавлении в коллекцию ArrayList`а массив перекопируется и при ситуации когда данных очень большое количество, то и средства и затраты будут соотвествующие. Плюс у ArrayList`а можно отметить в том, что можно получить произвольный доступ по индексу к элементу. Тоже самое можно сделать в LinkedList, но там логика немного другая. В LinkedList есть приватный класс Node он же узел, который хранить в себе ссылки на предыдущую и следующий узел (если он конечно есть). И при вызове функции обращения по элементу, делает следующее: 1) Он определяет является ли индекс меньше, чем весь размер LinkedList деленный пополам, если да, то он начинается перебор коллекции с начала (то есть с головы), если же нет, то с конца. </text:span><text:span text:style-name="T3">2) Если он нашел, то что искали, делает указанную операцию. </text:span></text:p>
      <text:p text:style-name="P4"><text:span text:style-name="T2">Тем самым обращение по индексу быстрее в ArrayList, но удаление и вставка быстрее в LinkedList, потому что там в Node`ах необходимо просто заменить ссылки, тем временем, как в ArrayList, нужно найти значение, создать новый массив, перекопировать содержимое массива </text:span><text:span text:style-name="T4">в новый массив без элемента или с модификацией элемента</text:span><text:span text:style-name="T2">.</text:span></text:p>
      <text:p text:style-name="P5">Стоит также отметить, что при добавлении в начало или конец ArrayList`а, у нас нет затрат на хранение ссылок, как это есть Node`a в LinkedList. Потому я бы сказал, что если мы хотим вставлять элементы, побольшому счету всегда вставляются в конец колекции, то лучше использовать ArrayList, если нам необходимо использовать какие то операции не в начале или в конце, то там стоит лучше использовать LinkedList.</text:p>
      <text:p text:style-name="P5"/>
      <text:p text:style-name="P2">HashSet, LinkedHashSet, TreeSet.</text:p>
      <text:p text:style-name="P6"><text:span text:style-name="T5">HashSet это на самом деле HashMap. Фишка здесь в том, что у HashMap`ы, имеется ключ-значение и данные которые мы запихиваем в HashSet, они </text:span><text:span text:style-name="T6">на позиции ключа, а значение (не помню честно, но там какая то константа). Извлечь данные из HashSet нельзя, то есть нет Джавого метода «get», который может извлечь данные. Также важно здесь то, что не гарантируется упорядоченность элементов, то есть не факт, что то что мы добавили последним, оно будет в конце. При добавлении элементов в коллекцию, вычисляется хэш-код. </text:span><text:span text:style-name="T7">При операциях над данными HashSet постоянно вычисляет хэш-код, что касатеся LinkedHashSet`a то он наследуется от HashSet, но имеет опять же имеет ссылки, поэтому он сохраняется в порядке вставки. TreeSet он реализован в качестве красно-черного дерева и все элементы </text:span><text:span text:style-name="T10">сортируются</text:span><text:span text:style-name="T7">, так же он имеет свои методы. Я бы сказал, что если не нужно упорядоченность, то используем, HashSet. Если нужна упорядоченность и при этом быстрота работы, то лучше использовать LinkedHashSet. Ну а в другом случае, если нам не жалко производительности и нам необходимы </text:span><text:span text:style-name="T11">сортировка и </text:span><text:span text:style-name="T7">методы headSet, tailSet </text:span><text:span text:style-name="T8">и другие </text:span><text:span text:style-name="T7">TreeSet</text:span><text:span text:style-name="T8">.</text:span></text:p>
      <text:p text:style-name="P7"/>
      <text:p text:style-name="P3">HashMap, LinkedHashMap, TreeMap.</text:p>
      <text:p text:style-name="P8"><text:span text:style-name="T9">Из тестов можно увидеть, что LinkedHashMap работает быстрее всех в добавлении и удалении. </text:span><text:span text:style-name="T12">Тут я бы скорее ответил так же, как в Set. Если нам неважен порядок ключей, то используем HashMap, </text:span><text:span text:style-name="T13">если же нам нужно сохранять в том порядке, в каком добавляем, то LinkedHashMap, ну а если нужна сортировка, то TreeMap.</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2T13:24:47.118568010</meta:creation-date>
    <dc:date>2022-05-13T13:49:30.007262400</dc:date>
    <meta:editing-duration>PT41M44S</meta:editing-duration>
    <meta:editing-cycles>16</meta:editing-cycles>
    <meta:generator>LibreOffice/6.4.7.2$Linux_X86_64 LibreOffice_project/40$Build-2</meta:generator>
    <meta:document-statistic meta:table-count="0" meta:image-count="0" meta:object-count="0" meta:page-count="1" meta:paragraph-count="8" meta:word-count="511" meta:character-count="3361" meta:non-whitespace-character-count="2857"/>
  </office:meta>
</office:document-meta>
</file>